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bottom" draw:auto-grow-height="false" fo:padding-top="0.102cm" fo:padding-bottom="-0.711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35cm" svg:stroke-color="#4c4c4c" draw:marker-start="Arrow" draw:marker-start-width="0.406cm" draw:marker-end="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left" draw:textarea-vertical-align="middle" draw:auto-grow-height="false" fo:padding-top="0.107cm" fo:padding-bottom="0.102cm" fo:padding-left="-0.889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middle" draw:auto-grow-height="false" fo:padding-top="0.107cm" fo:padding-bottom="0.254cm" fo:padding-left="0.227cm" fo:padding-right="0.227cm" fo:wrap-option="no-wrap" draw:shadow="hidden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left" draw:textarea-vertical-align="middle" draw:auto-grow-height="false" fo:padding-top="0.102cm" fo:padding-bottom="0.102cm" fo:padding-left="-1.448cm" fo:padding-right="0.102cm" fo:wrap-option="no-wrap" draw:shadow="hidden" draw:shadow-color="#808080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fo:text-align="center" style:writing-mode="lr-tb"/>
      <style:text-properties fo:font-size="16pt"/>
    </style:style>
    <style:style style:name="P4" style:family="paragraph">
      <style:paragraph-properties style:writing-mode="lr-tb" style:font-independent-line-spacing="true"/>
      <style:text-properties fo:font-family="'Gill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style:writing-mode="lr-tb" style:font-independent-line-spacing="true"/>
      <style:text-properties fo:font-family="'Gill Sans'" style:font-family-generic="swiss" style:font-pitch="variable"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font-family="'Gill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Gill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ormal" draw:style-name="dp1" draw:master-page-name="Default" presentation:presentation-page-layout-name="AL1T0">
        <draw:custom-shape draw:style-name="gr1" draw:text-style-name="P2" xml:id="id2" draw:id="id2" draw:layer="layout" svg:width="1.067cm" svg:height="1.067cm" svg:x="4.932cm" svg:y="11.383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1cm" svg:y1="11.965cm" svg:x2="5.999cm" svg:y2="11.917cm" draw:start-shape="id1" draw:start-glue-point="3" draw:end-shape="id2" draw:end-glue-point="7" svg:d="m7481 11965-1482-48">
          <text:p/>
        </draw:connector>
        <draw:connector draw:style-name="gr2" draw:text-style-name="P3" draw:layer="layout" draw:type="line" svg:x1="7.481cm" svg:y1="14.706cm" svg:x2="5.999cm" svg:y2="14.703cm" draw:start-shape="id3" draw:start-glue-point="3" draw:end-shape="id4" draw:end-glue-point="7" svg:d="m7481 14706-1482-3">
          <text:p/>
        </draw:connector>
        <draw:custom-shape draw:style-name="gr3" draw:text-style-name="P4" xml:id="id5" draw:id="id5" draw:layer="layout" svg:width="1.067cm" svg:height="1.067cm" svg:x="1.605cm" svg:y="12.668cm">
          <text:p text:style-name="P1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139cm" svg:y1="12.668cm" svg:x2="4.932cm" svg:y2="11.917cm" draw:start-shape="id5" draw:start-glue-point="4" draw:end-shape="id6" draw:end-glue-point="5" svg:d="m2139 12668 2793-751">
          <text:p/>
        </draw:connector>
        <draw:connector draw:style-name="gr4" draw:text-style-name="P3" draw:layer="layout" draw:type="line" svg:x1="2.139cm" svg:y1="13.735cm" svg:x2="4.932cm" svg:y2="14.703cm" draw:start-shape="id5" draw:start-glue-point="6" draw:end-shape="id4" draw:end-glue-point="5" svg:d="m2139 13735 2793 968">
          <text:p/>
        </draw:connector>
        <draw:custom-shape draw:style-name="gr1" draw:text-style-name="P2" xml:id="id4" draw:id="id4" draw:layer="layout" svg:width="1.067cm" svg:height="1.067cm" svg:x="4.932cm" svg:y="14.169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8" draw:id="id8" draw:layer="layout" svg:width="1.067cm" svg:height="1.067cm" svg:x="1.605cm" svg:y="8.275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1.067cm" svg:height="1.067cm" svg:x="4.932cm" svg:y="8.275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1cm" svg:y1="8.807cm" svg:x2="5.999cm" svg:y2="8.809cm" draw:start-shape="id7" draw:start-glue-point="5" draw:end-shape="id6" draw:end-glue-point="7" svg:d="m7481 8807-1482 2">
          <text:p/>
        </draw:connector>
        <draw:connector draw:style-name="gr4" draw:text-style-name="P3" draw:layer="layout" draw:type="line" svg:x1="2.672cm" svg:y1="8.809cm" svg:x2="4.932cm" svg:y2="8.808cm" draw:start-shape="id8" draw:start-glue-point="7" draw:end-shape="id6" svg:d="m2672 8809 2260-1">
          <text:p/>
        </draw:connector>
        <draw:g>
          <draw:custom-shape draw:style-name="gr5" draw:text-style-name="P5" xml:id="id7" draw:id="id7" draw:layer="layout" svg:width="0.927cm" svg:height="1.067cm" svg:x="7.481cm" svg:y="8.273cm">
            <text:p text:style-name="P1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95cm" svg:y="8.2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31cm" svg:y="8.275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224cm" svg:y="8.276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138cm" svg:y="8.277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xml:id="id1" draw:id="id1">
          <draw:custom-shape draw:style-name="gr5" draw:text-style-name="P5" draw:layer="layout" svg:width="0.927cm" svg:height="1.067cm" svg:x="7.481cm" svg:y="11.43cm">
            <text:p text:style-name="P1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95cm" svg:y="11.431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31cm" svg:y="11.432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224cm" svg:y="11.433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138cm" svg:y="11.434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xml:id="id3" draw:id="id3">
          <draw:custom-shape draw:style-name="gr5" draw:text-style-name="P5" draw:layer="layout" svg:width="0.927cm" svg:height="1.067cm" svg:x="7.481cm" svg:y="14.173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75cm" svg:y="14.173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268cm" svg:y="14.173cm">
            <text:p text:style-name="P1"><text:span text:style-name="T3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162cm" svg:y="14.173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055cm" svg:y="14.173cm">
            <text:p text:style-name="P1"><text:span text:style-name="T3">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949cm" svg:y="14.173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2.842cm" svg:y="14.173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3.736cm" svg:y="14.173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4.629cm" svg:y="14.173cm">
            <text:p text:style-name="P1"><text:span text:style-name="T3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ring Interning" draw:style-name="dp1" draw:master-page-name="Default">
        <draw:connector draw:style-name="gr2" draw:text-style-name="P3" draw:layer="layout" draw:type="line" svg:x1="7.482cm" svg:y1="14.607cm" svg:x2="6cm" svg:y2="14.604cm" draw:start-shape="id9" draw:start-glue-point="3" draw:end-shape="id10" draw:end-glue-point="7" svg:d="m7482 14607-1482-3">
          <text:p/>
        </draw:connector>
        <draw:custom-shape draw:style-name="gr3" draw:text-style-name="P4" xml:id="id11" draw:id="id11" draw:layer="layout" svg:width="1.067cm" svg:height="1.067cm" svg:x="1.606cm" svg:y="12.569cm">
          <text:p text:style-name="P1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14cm" svg:y1="12.569cm" svg:x2="4.933cm" svg:y2="8.71cm" draw:start-shape="id11" draw:start-glue-point="4" draw:end-shape="id12" draw:end-glue-point="5" svg:d="m2140 12569 2793-3859">
          <text:p/>
        </draw:connector>
        <draw:connector draw:style-name="gr4" draw:text-style-name="P3" draw:layer="layout" draw:type="line" svg:x1="2.14cm" svg:y1="13.636cm" svg:x2="4.933cm" svg:y2="14.604cm" draw:start-shape="id11" draw:start-glue-point="6" draw:end-shape="id10" draw:end-glue-point="5" svg:d="m2140 13636 2793 968">
          <text:p/>
        </draw:connector>
        <draw:custom-shape draw:style-name="gr1" draw:text-style-name="P2" xml:id="id10" draw:id="id10" draw:layer="layout" svg:width="1.067cm" svg:height="1.067cm" svg:x="4.933cm" svg:y="14.07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14" draw:id="id14" draw:layer="layout" svg:width="1.067cm" svg:height="1.067cm" svg:x="1.606cm" svg:y="8.176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1.067cm" svg:height="1.067cm" svg:x="4.933cm" svg:y="8.176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2cm" svg:y1="8.708cm" svg:x2="6cm" svg:y2="8.71cm" draw:start-shape="id13" draw:start-glue-point="5" draw:end-shape="id12" draw:end-glue-point="7" svg:d="m7482 8708-1482 2">
          <text:p/>
        </draw:connector>
        <draw:connector draw:style-name="gr4" draw:text-style-name="P3" draw:layer="layout" draw:type="line" svg:x1="2.673cm" svg:y1="8.71cm" svg:x2="4.933cm" svg:y2="8.709cm" draw:start-shape="id14" draw:start-glue-point="7" draw:end-shape="id12" svg:d="m2673 8710 2260-1">
          <text:p/>
        </draw:connector>
        <draw:g>
          <draw:custom-shape draw:style-name="gr5" draw:text-style-name="P5" xml:id="id13" draw:id="id13" draw:layer="layout" svg:width="0.927cm" svg:height="1.067cm" svg:x="7.482cm" svg:y="8.174cm">
            <text:p text:style-name="P1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96cm" svg:y="8.175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311cm" svg:y="8.176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225cm" svg:y="8.177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139cm" svg:y="8.178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xml:id="id9" draw:id="id9">
          <draw:custom-shape draw:style-name="gr5" draw:text-style-name="P5" draw:layer="layout" svg:width="0.927cm" svg:height="1.067cm" svg:x="7.482cm" svg:y="14.0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76cm" svg:y="14.074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269cm" svg:y="14.074cm">
            <text:p text:style-name="P1"><text:span text:style-name="T3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163cm" svg:y="14.074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056cm" svg:y="14.074cm">
            <text:p text:style-name="P1"><text:span text:style-name="T3">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95cm" svg:y="14.074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2.843cm" svg:y="14.0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3.737cm" svg:y="14.0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4.63cm" svg:y="14.074cm">
            <text:p text:style-name="P1"><text:span text:style-name="T3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Bulk Sharing Pool" draw:style-name="dp1" draw:master-page-name="Default">
        <draw:custom-shape draw:style-name="gr5" draw:text-style-name="P5" xml:id="id16" draw:id="id16" draw:layer="layout" svg:width="0.927cm" svg:height="1.067cm" svg:x="6.985cm" svg:y="10.738cm">
          <text:p text:style-name="P1"><text:span text:style-name="T3">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7.895cm" svg:y="10.7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8.805cm" svg:y="10.738cm">
          <text:p text:style-name="P1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9.716cm" svg:y="10.738cm">
          <text:p text:style-name="P1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17" draw:id="id17" draw:layer="layout" svg:width="0.927cm" svg:height="1.067cm" svg:x="10.626cm" svg:y="10.738cm">
          <text:p text:style-name="P1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19" draw:id="id19" draw:layer="layout" svg:width="0.927cm" svg:height="1.067cm" svg:x="11.536cm" svg:y="10.7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2.446cm" svg:y="10.738cm">
          <text:p text:style-name="P1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3.357cm" svg:y="10.738cm">
          <text:p text:style-name="P1"><text:span text:style-name="T3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4.267cm" svg:y="10.738cm">
          <text:p text:style-name="P1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5.177cm" svg:y="10.738cm">
          <text:p text:style-name="P1"><text:span text:style-name="T3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087cm" svg:y="10.738cm">
          <text:p text:style-name="P1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998cm" svg:y="10.7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7.908cm" svg:y="10.7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20" draw:id="id20" draw:layer="layout" svg:width="0.927cm" svg:height="1.067cm" svg:x="18.818cm" svg:y="10.738cm">
          <text:p text:style-name="P1"><text:span text:style-name="T3">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22" draw:id="id22" draw:layer="layout" svg:width="1.067cm" svg:height="1.067cm" svg:x="15.875cm" svg:y="3.843cm">
          <text:p text:style-name="P1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21" draw:id="id21" draw:layer="layout" svg:width="1.067cm" svg:height="1.067cm" svg:x="10.795cm" svg:y="3.843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359cm" svg:y1="8.427cm" svg:x2="7.448cm" svg:y2="10.738cm" draw:start-shape="id15" draw:start-glue-point="6" draw:end-shape="id16" draw:end-glue-point="4" svg:d="m11359 8427-3911 2311">
          <text:p/>
        </draw:connector>
        <draw:connector draw:style-name="gr4" draw:text-style-name="P3" draw:layer="layout" draw:type="line" svg:x1="11.359cm" svg:y1="8.427cm" svg:x2="11.089cm" svg:y2="10.738cm" draw:start-shape="id15" draw:start-glue-point="6" draw:end-shape="id17" draw:end-glue-point="4" svg:d="m11359 8427-270 2311">
          <text:p/>
        </draw:connector>
        <draw:connector draw:style-name="gr4" draw:text-style-name="P3" draw:layer="layout" draw:type="line" svg:x1="16.409cm" svg:y1="8.25cm" svg:x2="11.999cm" svg:y2="10.738cm" draw:start-shape="id18" draw:start-glue-point="6" draw:end-shape="id19" draw:end-glue-point="4" svg:d="m16409 8250-4410 2488">
          <text:p/>
        </draw:connector>
        <draw:connector draw:style-name="gr4" draw:text-style-name="P3" draw:layer="layout" draw:type="line" svg:x1="16.409cm" svg:y1="8.25cm" svg:x2="19.281cm" svg:y2="10.738cm" draw:start-shape="id18" draw:start-glue-point="6" draw:end-shape="id20" draw:end-glue-point="4" svg:d="m16409 8250 2872 2488">
          <text:p/>
        </draw:connector>
        <draw:custom-shape draw:style-name="gr7" draw:text-style-name="P2" xml:id="id18" draw:id="id18" draw:layer="layout" svg:width="1.067cm" svg:height="1.067cm" svg:x="15.875cm" svg:y="7.183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15" draw:id="id15" draw:layer="layout" svg:width="1.067cm" svg:height="1.067cm" svg:x="10.825cm" svg:y="7.36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329cm" svg:y1="4.91cm" svg:x2="11.359cm" svg:y2="7.36cm" draw:start-shape="id21" draw:start-glue-point="6" draw:end-shape="id15" draw:end-glue-point="4" svg:d="m11329 4910 30 2450">
          <text:p/>
        </draw:connector>
        <draw:connector draw:style-name="gr4" draw:text-style-name="P3" draw:layer="layout" draw:type="line" svg:x1="16.409cm" svg:y1="4.91cm" svg:x2="11.359cm" svg:y2="7.36cm" draw:start-shape="id22" draw:start-glue-point="6" draw:end-shape="id15" draw:end-glue-point="4" svg:d="m16409 4910-5050 2450">
          <text:p/>
        </draw:connector>
        <draw:connector draw:style-name="gr4" draw:text-style-name="P3" draw:layer="layout" draw:type="line" svg:x1="16.409cm" svg:y1="4.91cm" svg:x2="16.409cm" svg:y2="7.183cm" draw:start-shape="id22" draw:start-glue-point="6" draw:end-shape="id18" draw:end-glue-point="4" svg:d="m16409 4910v2273">
          <text:p/>
        </draw:connecto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Bulk Sharing Pool, no wrappers" draw:style-name="dp1" draw:master-page-name="Default">
        <draw:custom-shape draw:style-name="gr5" draw:text-style-name="P5" xml:id="id24" draw:id="id24" draw:layer="layout" svg:width="0.927cm" svg:height="1.067cm" svg:x="6.985cm" svg:y="13.538cm">
          <text:p text:style-name="P1"><text:span text:style-name="T3">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7.895cm" svg:y="13.5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8.805cm" svg:y="13.538cm">
          <text:p text:style-name="P1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9.716cm" svg:y="13.538cm">
          <text:p text:style-name="P1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25" draw:id="id25" draw:layer="layout" svg:width="0.927cm" svg:height="1.067cm" svg:x="10.626cm" svg:y="13.538cm">
          <text:p text:style-name="P1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27" draw:id="id27" draw:layer="layout" svg:width="0.927cm" svg:height="1.067cm" svg:x="11.536cm" svg:y="13.5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2.446cm" svg:y="13.538cm">
          <text:p text:style-name="P1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3.357cm" svg:y="13.538cm">
          <text:p text:style-name="P1"><text:span text:style-name="T3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4.267cm" svg:y="13.538cm">
          <text:p text:style-name="P1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5.177cm" svg:y="13.538cm">
          <text:p text:style-name="P1"><text:span text:style-name="T3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087cm" svg:y="13.538cm">
          <text:p text:style-name="P1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998cm" svg:y="13.5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7.908cm" svg:y="13.5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28" draw:id="id28" draw:layer="layout" svg:width="0.927cm" svg:height="1.067cm" svg:x="18.818cm" svg:y="13.538cm">
          <text:p text:style-name="P1"><text:span text:style-name="T3">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26" draw:id="id26" draw:layer="layout" svg:width="1.067cm" svg:height="1.067cm" svg:x="11.73cm" svg:y="17.248cm">
          <text:p text:style-name="P1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23" draw:id="id23" draw:layer="layout" svg:width="1.067cm" svg:height="1.067cm" svg:x="8.385cm" svg:y="9.955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8.919cm" svg:y1="11.022cm" svg:x2="7.448cm" svg:y2="13.538cm" draw:start-shape="id23" draw:start-glue-point="6" draw:end-shape="id24" draw:end-glue-point="4" svg:d="m8919 11022-1471 2516">
          <text:p/>
        </draw:connector>
        <draw:connector draw:style-name="gr4" draw:text-style-name="P3" draw:layer="layout" draw:type="line" svg:x1="8.919cm" svg:y1="11.022cm" svg:x2="11.089cm" svg:y2="13.538cm" draw:start-shape="id23" draw:start-glue-point="6" draw:end-shape="id25" draw:end-glue-point="4" svg:d="m8919 11022 2170 2516">
          <text:p/>
        </draw:connector>
        <draw:connector draw:style-name="gr4" draw:text-style-name="P3" draw:layer="layout" draw:type="line" svg:x1="12.264cm" svg:y1="17.248cm" svg:x2="7.448cm" svg:y2="14.605cm" draw:start-shape="id26" draw:start-glue-point="4" draw:end-shape="id24" draw:end-glue-point="6" svg:d="m12264 17248-4816-2643">
          <text:p/>
        </draw:connector>
        <draw:connector draw:style-name="gr4" draw:text-style-name="P3" draw:layer="layout" draw:type="line" svg:x1="12.264cm" svg:y1="17.248cm" svg:x2="11.089cm" svg:y2="14.605cm" draw:start-shape="id26" draw:start-glue-point="4" draw:end-shape="id25" draw:end-glue-point="6" svg:d="m12264 17248-1175-2643">
          <text:p/>
        </draw:connector>
        <draw:connector draw:style-name="gr4" draw:text-style-name="P3" draw:layer="layout" draw:type="line" svg:x1="12.264cm" svg:y1="17.248cm" svg:x2="11.999cm" svg:y2="14.605cm" draw:start-shape="id26" draw:start-glue-point="4" draw:end-shape="id27" draw:end-glue-point="6" svg:d="m12264 17248-265-2643">
          <text:p/>
        </draw:connector>
        <draw:connector draw:style-name="gr4" draw:text-style-name="P3" draw:layer="layout" draw:type="line" svg:x1="12.264cm" svg:y1="17.248cm" svg:x2="19.281cm" svg:y2="14.605cm" draw:start-shape="id26" draw:start-glue-point="4" draw:end-shape="id28" draw:end-glue-point="2" svg:d="m12264 17248 7017-2643">
          <text:p/>
        </draw:connecto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6-15T14:06:27</meta:creation-date>
    <meta:editing-duration>PT1H27M9S</meta:editing-duration>
    <meta:editing-cycles>9</meta:editing-cycles>
    <dc:date>2011-05-04T17:05:52</dc:date>
    <meta:generator>OpenOffice.org/3.3$Unix OpenOffice.org_project/330m20$Build-9567</meta:generator>
    <meta:document-statistic meta:object-count="134"/>
  </office:meta>
</office:document-meta>
</file>